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c1a0"/>
    </style:style>
    <style:style style:name="P8" style:family="paragraph" style:parent-style-name="Standard">
      <style:text-properties officeooo:rsid="00181cf2" officeooo:paragraph-rsid="00181cf2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fo:font-weight="bold" officeooo:rsid="0054e7e8" officeooo:paragraph-rsid="0054e7e8" style:font-weight-asian="bold" style:font-weight-complex="bold"/>
    </style:style>
    <style:style style:name="P13" style:family="paragraph" style:parent-style-name="Standard">
      <style:text-properties fo:font-weight="bold" officeooo:rsid="005601be" officeooo:paragraph-rsid="005601be" style:font-weight-asian="bold" style:font-weight-complex="bold"/>
    </style:style>
    <style:style style:name="P14" style:family="paragraph" style:parent-style-name="Standard">
      <style:text-properties officeooo:rsid="001929b4" officeooo:paragraph-rsid="001929b4"/>
    </style:style>
    <style:style style:name="P15" style:family="paragraph" style:parent-style-name="Standard">
      <style:text-properties officeooo:rsid="001b3c57" officeooo:paragraph-rsid="001b3c57"/>
    </style:style>
    <style:style style:name="P16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e56c9" officeooo:paragraph-rsid="001e56c9"/>
    </style:style>
    <style:style style:name="P18" style:family="paragraph" style:parent-style-name="Standard">
      <style:text-properties officeooo:rsid="001f8352" officeooo:paragraph-rsid="001f8352"/>
    </style:style>
    <style:style style:name="P19" style:family="paragraph" style:parent-style-name="Standard">
      <style:text-properties officeooo:rsid="0021b14d" officeooo:paragraph-rsid="0021b14d"/>
    </style:style>
    <style:style style:name="P20" style:family="paragraph" style:parent-style-name="Standard">
      <style:text-properties officeooo:rsid="00234cc5" officeooo:paragraph-rsid="00234cc5"/>
    </style:style>
    <style:style style:name="P21" style:family="paragraph" style:parent-style-name="Standard">
      <style:text-properties officeooo:rsid="002359f8" officeooo:paragraph-rsid="002359f8"/>
    </style:style>
    <style:style style:name="P22" style:family="paragraph" style:parent-style-name="Standard">
      <style:text-properties officeooo:rsid="00249cbd" officeooo:paragraph-rsid="00249cbd"/>
    </style:style>
    <style:style style:name="P23" style:family="paragraph" style:parent-style-name="Standard">
      <style:text-properties officeooo:rsid="00268d86" officeooo:paragraph-rsid="00268d86"/>
    </style:style>
    <style:style style:name="P24" style:family="paragraph" style:parent-style-name="Standard">
      <style:text-properties officeooo:rsid="002ec260" officeooo:paragraph-rsid="002ec260"/>
    </style:style>
    <style:style style:name="P25" style:family="paragraph" style:parent-style-name="Standard">
      <style:text-properties officeooo:rsid="002febe1" officeooo:paragraph-rsid="002febe1"/>
    </style:style>
    <style:style style:name="P26" style:family="paragraph" style:parent-style-name="Standard">
      <style:text-properties officeooo:rsid="0030cdf6" officeooo:paragraph-rsid="002ec260"/>
    </style:style>
    <style:style style:name="P27" style:family="paragraph" style:parent-style-name="Standard">
      <style:text-properties officeooo:rsid="0030fd26" officeooo:paragraph-rsid="0030fd26"/>
    </style:style>
    <style:style style:name="P28" style:family="paragraph" style:parent-style-name="Standard">
      <style:text-properties officeooo:rsid="0031e008" officeooo:paragraph-rsid="0031e008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text-properties officeooo:rsid="0048f0e6" officeooo:paragraph-rsid="0048f0e6"/>
    </style:style>
    <style:style style:name="P39" style:family="paragraph" style:parent-style-name="Standard">
      <style:text-properties officeooo:rsid="0048f0e6" officeooo:paragraph-rsid="004c84b2"/>
    </style:style>
    <style:style style:name="P40" style:family="paragraph" style:parent-style-name="Standard">
      <style:text-properties officeooo:rsid="004bd6b7" officeooo:paragraph-rsid="004bd6b7"/>
    </style:style>
    <style:style style:name="P41" style:family="paragraph" style:parent-style-name="Standard">
      <style:text-properties officeooo:rsid="004c84b2" officeooo:paragraph-rsid="004c84b2"/>
    </style:style>
    <style:style style:name="P42" style:family="paragraph" style:parent-style-name="Standard">
      <style:text-properties officeooo:rsid="0050dcaf" officeooo:paragraph-rsid="0050dcaf"/>
    </style:style>
    <style:style style:name="P43" style:family="paragraph" style:parent-style-name="Standard">
      <style:text-properties officeooo:rsid="0050dcaf" officeooo:paragraph-rsid="00519fe2"/>
    </style:style>
    <style:style style:name="P44" style:family="paragraph" style:parent-style-name="Standard">
      <style:text-properties officeooo:rsid="0019968d" officeooo:paragraph-rsid="0019968d"/>
    </style:style>
    <style:style style:name="P45" style:family="paragraph" style:parent-style-name="Standard">
      <style:text-properties officeooo:rsid="005218c2" officeooo:paragraph-rsid="005218c2"/>
    </style:style>
    <style:style style:name="P46" style:family="paragraph" style:parent-style-name="Standard">
      <style:text-properties officeooo:rsid="00334974" officeooo:paragraph-rsid="00334974"/>
    </style:style>
    <style:style style:name="P47" style:family="paragraph" style:parent-style-name="Standard">
      <style:text-properties officeooo:rsid="00334974" officeooo:paragraph-rsid="006394e3"/>
    </style:style>
    <style:style style:name="P48" style:family="paragraph" style:parent-style-name="Standard">
      <style:text-properties officeooo:rsid="006394e3" officeooo:paragraph-rsid="006394e3"/>
    </style:style>
    <style:style style:name="P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50" style:family="paragraph" style:parent-style-name="Text_20_body">
      <style:text-properties officeooo:rsid="0039cb0d" officeooo:paragraph-rsid="0039cb0d"/>
    </style:style>
    <style:style style:name="P51" style:family="paragraph" style:parent-style-name="Text_20_body">
      <style:text-properties officeooo:rsid="003d727f" officeooo:paragraph-rsid="003d727f"/>
    </style:style>
    <style:style style:name="P52" style:family="paragraph" style:parent-style-name="Text_20_body">
      <style:text-properties officeooo:rsid="004f908b" officeooo:paragraph-rsid="004f908b"/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Standard" style:list-style-name="L1">
      <style:text-properties officeooo:rsid="0018c1a0" officeooo:paragraph-rsid="0018c1a0"/>
    </style:style>
    <style:style style:name="P56" style:family="paragraph" style:parent-style-name="Standard" style:list-style-name="L2">
      <style:text-properties officeooo:rsid="0018c1a0" officeooo:paragraph-rsid="0018c1a0"/>
    </style:style>
    <style:style style:name="P57" style:family="paragraph" style:parent-style-name="Standard" style:list-style-name="L3">
      <style:text-properties officeooo:rsid="001929b4" officeooo:paragraph-rsid="001929b4"/>
    </style:style>
    <style:style style:name="P58" style:family="paragraph" style:parent-style-name="Standard" style:list-style-name="L4">
      <style:text-properties officeooo:rsid="001929b4" officeooo:paragraph-rsid="001929b4"/>
    </style:style>
    <style:style style:name="P59" style:family="paragraph" style:parent-style-name="Standard" style:list-style-name="L6">
      <style:text-properties officeooo:rsid="001929b4" officeooo:paragraph-rsid="007fee0f"/>
    </style:style>
    <style:style style:name="P60" style:family="paragraph" style:parent-style-name="Standard" style:list-style-name="L3">
      <style:text-properties officeooo:rsid="0019968d" officeooo:paragraph-rsid="0019968d"/>
    </style:style>
    <style:style style:name="P61" style:family="paragraph" style:parent-style-name="Standard" style:list-style-name="L3">
      <style:text-properties officeooo:rsid="0019968d" officeooo:paragraph-rsid="0078231c"/>
    </style:style>
    <style:style style:name="P62" style:family="paragraph" style:parent-style-name="Standard" style:list-style-name="L3">
      <style:text-properties officeooo:rsid="0019968d" officeooo:paragraph-rsid="00764176"/>
    </style:style>
    <style:style style:name="P63" style:family="paragraph" style:parent-style-name="Standard" style:list-style-name="L4">
      <style:text-properties officeooo:rsid="0019968d" officeooo:paragraph-rsid="0019968d"/>
    </style:style>
    <style:style style:name="P64" style:family="paragraph" style:parent-style-name="Standard" style:list-style-name="L5">
      <style:text-properties officeooo:rsid="0019968d" officeooo:paragraph-rsid="0019968d"/>
    </style:style>
    <style:style style:name="P65" style:family="paragraph" style:parent-style-name="Standard" style:list-style-name="L5">
      <style:text-properties officeooo:rsid="007e8fcf" officeooo:paragraph-rsid="007fee0f"/>
    </style:style>
    <style:style style:name="P66" style:family="paragraph" style:parent-style-name="Standard" style:list-style-name="L5">
      <style:text-properties officeooo:rsid="007e8fcf" officeooo:paragraph-rsid="007e8fcf"/>
    </style:style>
    <style:style style:name="P67" style:family="paragraph" style:parent-style-name="Standard" style:list-style-name="L6">
      <style:text-properties officeooo:rsid="001b38f4" officeooo:paragraph-rsid="007fee0f"/>
    </style:style>
    <style:style style:name="P68" style:family="paragraph" style:parent-style-name="Standard" style:list-style-name="L6">
      <style:text-properties officeooo:rsid="001b38f4" officeooo:paragraph-rsid="001b38f4"/>
    </style:style>
    <style:style style:name="P69" style:family="paragraph" style:parent-style-name="Standard" style:list-style-name="L6">
      <style:text-properties officeooo:rsid="0067530e" officeooo:paragraph-rsid="007942b1"/>
    </style:style>
    <style:style style:name="P70" style:family="paragraph" style:parent-style-name="Standard" style:list-style-name="L6">
      <style:text-properties officeooo:rsid="00681fc7" officeooo:paragraph-rsid="00681fc7"/>
    </style:style>
    <style:style style:name="P71" style:family="paragraph" style:parent-style-name="Standard" style:list-style-name="L6">
      <style:text-properties officeooo:rsid="007009be" officeooo:paragraph-rsid="007009be"/>
    </style:style>
    <style:style style:name="P72" style:family="paragraph" style:parent-style-name="Standard" style:list-style-name="L6">
      <style:text-properties officeooo:rsid="006f891f" officeooo:paragraph-rsid="007a989a"/>
    </style:style>
    <style:style style:name="P73" style:family="paragraph" style:parent-style-name="Standard" style:list-style-name="L7">
      <style:text-properties officeooo:rsid="005601be" officeooo:paragraph-rsid="005601be"/>
    </style:style>
    <style:style style:name="P74" style:family="paragraph" style:parent-style-name="Standard" style:list-style-name="L7">
      <style:text-properties officeooo:rsid="00587f38" officeooo:paragraph-rsid="00587f38"/>
    </style:style>
    <style:style style:name="P75" style:family="paragraph" style:parent-style-name="Standard" style:list-style-name="L7">
      <style:text-properties officeooo:rsid="005a3fed" officeooo:paragraph-rsid="005a3fed"/>
    </style:style>
    <style:style style:name="P76" style:family="paragraph" style:parent-style-name="Standard" style:list-style-name="L7">
      <style:text-properties officeooo:rsid="005a9a85" officeooo:paragraph-rsid="005a9a85"/>
    </style:style>
    <style:style style:name="P77" style:family="paragraph" style:parent-style-name="Standard" style:list-style-name="L7">
      <style:text-properties officeooo:rsid="0071f706" officeooo:paragraph-rsid="007af5da"/>
    </style:style>
    <style:style style:name="P78" style:family="paragraph" style:parent-style-name="Standard" style:list-style-name="L7">
      <style:text-properties officeooo:rsid="00698071" officeooo:paragraph-rsid="00698071"/>
    </style:style>
    <style:style style:name="P79" style:family="paragraph" style:parent-style-name="Standard" style:list-style-name="L7">
      <style:text-properties officeooo:rsid="007b0897" officeooo:paragraph-rsid="007b0897"/>
    </style:style>
    <style:style style:name="P80" style:family="paragraph" style:parent-style-name="Standard" style:list-style-name="L7">
      <style:text-properties officeooo:rsid="007cec2c" officeooo:paragraph-rsid="007cec2c"/>
    </style:style>
    <style:style style:name="P81" style:family="paragraph" style:parent-style-name="Standard">
      <style:text-properties officeooo:rsid="0081f29e" officeooo:paragraph-rsid="00164114"/>
    </style:style>
    <style:style style:name="P82" style:family="paragraph" style:parent-style-name="Standard">
      <style:text-properties officeooo:rsid="0081f29e" officeooo:paragraph-rsid="0081f29e"/>
    </style:style>
    <style:style style:name="P83" style:family="paragraph" style:parent-style-name="Standard">
      <style:text-properties officeooo:rsid="0081f29e" officeooo:paragraph-rsid="001f8352"/>
    </style:style>
    <style:style style:name="P84" style:family="paragraph" style:parent-style-name="Standard">
      <style:text-properties officeooo:rsid="0081f29e" officeooo:paragraph-rsid="0083e2d7"/>
    </style:style>
    <style:style style:name="P85" style:family="paragraph" style:parent-style-name="Standard">
      <style:text-properties officeooo:rsid="0030fd26" officeooo:paragraph-rsid="0030fd26"/>
    </style:style>
    <style:style style:name="P86" style:family="paragraph" style:parent-style-name="Heading_20_3">
      <style:text-properties officeooo:rsid="0039cb0d" officeooo:paragraph-rsid="0039cb0d"/>
    </style:style>
    <style:style style:name="P87" style:family="paragraph" style:parent-style-name="Heading_20_3">
      <style:text-properties officeooo:rsid="001f8352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T14" style:family="text">
      <style:text-properties officeooo:rsid="00519fe2"/>
    </style:style>
    <style:style style:name="T15" style:family="text">
      <style:text-properties officeooo:rsid="005244e0"/>
    </style:style>
    <style:style style:name="T16" style:family="text">
      <style:text-properties officeooo:rsid="005a3fed"/>
    </style:style>
    <style:style style:name="T17" style:family="text">
      <style:text-properties officeooo:rsid="005b3470"/>
    </style:style>
    <style:style style:name="T18" style:family="text">
      <style:text-properties officeooo:rsid="005bb127"/>
    </style:style>
    <style:style style:name="T19" style:family="text">
      <style:text-properties officeooo:rsid="005eecb1"/>
    </style:style>
    <style:style style:name="T20" style:family="text">
      <style:text-properties officeooo:rsid="0060c22e"/>
    </style:style>
    <style:style style:name="T21" style:family="text">
      <style:text-properties officeooo:rsid="00614905"/>
    </style:style>
    <style:style style:name="T22" style:family="text">
      <style:text-properties officeooo:rsid="00625535"/>
    </style:style>
    <style:style style:name="T23" style:family="text">
      <style:text-properties officeooo:rsid="0062f73f"/>
    </style:style>
    <style:style style:name="T24" style:family="text">
      <style:text-properties officeooo:rsid="006394e3"/>
    </style:style>
    <style:style style:name="T25" style:family="text">
      <style:text-properties officeooo:rsid="006875a4"/>
    </style:style>
    <style:style style:name="T26" style:family="text">
      <style:text-properties officeooo:rsid="006a781e"/>
    </style:style>
    <style:style style:name="T27" style:family="text">
      <style:text-properties officeooo:rsid="006d8b1d"/>
    </style:style>
    <style:style style:name="T28" style:family="text">
      <style:text-properties officeooo:rsid="006fa90a"/>
    </style:style>
    <style:style style:name="T29" style:family="text">
      <style:text-properties fo:color="#579d1c" fo:font-weight="bold" officeooo:rsid="0053ee3b" style:font-weight-asian="bold" style:font-weight-complex="bold"/>
    </style:style>
    <style:style style:name="T30" style:family="text">
      <style:text-properties fo:color="#579d1c" fo:font-weight="bold" officeooo:rsid="0054ab07" style:font-weight-asian="bold" style:font-weight-complex="bold"/>
    </style:style>
    <style:style style:name="T31" style:family="text">
      <style:text-properties fo:color="#579d1c" fo:font-weight="bold" officeooo:rsid="00764176" style:font-weight-asian="bold" style:font-weight-complex="bold"/>
    </style:style>
    <style:style style:name="T32" style:family="text">
      <style:text-properties fo:color="#579d1c" fo:font-weight="bold" officeooo:rsid="006fa90a" style:font-weight-asian="bold" style:font-weight-complex="bold"/>
    </style:style>
    <style:style style:name="T33" style:family="text">
      <style:text-properties officeooo:rsid="00764176"/>
    </style:style>
    <style:style style:name="T34" style:family="text">
      <style:text-properties officeooo:rsid="007d25ea"/>
    </style:style>
    <style:style style:name="T35" style:family="text">
      <style:text-properties officeooo:rsid="007fee0f"/>
    </style:style>
    <style:style style:name="T36" style:family="text">
      <style:text-properties officeooo:rsid="0067530e"/>
    </style:style>
    <style:style style:name="T37" style:family="text">
      <style:text-properties fo:color="#ff3333" fo:font-weight="bold" officeooo:rsid="0053ee3b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3"><text:a xlink:type="simple" xlink:href="#__RefHeading__256_847739940" text:style-name="Index_20_Link" text:visited-style-name="Index_20_Link">Swift Developer Links<text:tab/>1</text:a></text:p>
          <text:p text:style-name="P54"><text:a xlink:type="simple" xlink:href="#__RefHeading__258_847739940" text:style-name="Index_20_Link" text:visited-style-name="Index_20_Link">Code with Chris + Layouts<text:tab/>1</text:a></text:p>
          <text:p text:style-name="P54"><text:a xlink:type="simple" xlink:href="#__RefHeading__856_235642581" text:style-name="Index_20_Link" text:visited-style-name="Index_20_Link">Grundlagen<text:tab/>1</text:a></text:p>
          <text:p text:style-name="P54"><text:a xlink:type="simple" xlink:href="#__RefHeading__260_847739940" text:style-name="Index_20_Link" text:visited-style-name="Index_20_Link">NavigationController<text:tab/>1</text:a></text:p>
          <text:p text:style-name="P54"><text:a xlink:type="simple" xlink:href="#__RefHeading__858_235642581" text:style-name="Index_20_Link" text:visited-style-name="Index_20_Link">Main View<text:tab/>1</text:a></text:p>
          <text:p text:style-name="P54"><text:a xlink:type="simple" xlink:href="#__RefHeading__262_847739940" text:style-name="Index_20_Link" text:visited-style-name="Index_20_Link">Webview<text:tab/>2</text:a></text:p>
          <text:p text:style-name="P54"><text:a xlink:type="simple" xlink:href="#__RefHeading__1124_29625337" text:style-name="Index_20_Link" text:visited-style-name="Index_20_Link">Progressbar<text:tab/>2</text:a></text:p>
          <text:p text:style-name="P54"><text:a xlink:type="simple" xlink:href="#__RefHeading__1126_29625337" text:style-name="Index_20_Link" text:visited-style-name="Index_20_Link">Header ausblenden CSS3 Transition<text:tab/>2</text:a></text:p>
          <text:p text:style-name="P54"><text:a xlink:type="simple" xlink:href="#__RefHeading__860_235642581" text:style-name="Index_20_Link" text:visited-style-name="Index_20_Link">TableView<text:tab/>2</text:a></text:p>
          <text:p text:style-name="P54"><text:a xlink:type="simple" xlink:href="#__RefHeading__862_235642581" text:style-name="Index_20_Link" text:visited-style-name="Index_20_Link">RSS Reader<text:tab/>2</text:a></text:p>
          <text:p text:style-name="P54"><text:a xlink:type="simple" xlink:href="#__RefHeading__864_235642581" text:style-name="Index_20_Link" text:visited-style-name="Index_20_Link">JSON<text:tab/>2</text:a></text:p>
          <text:p text:style-name="P54"><text:a xlink:type="simple" xlink:href="#__RefHeading__866_235642581" text:style-name="Index_20_Link" text:visited-style-name="Index_20_Link">Refresh onPull (UIRefreshControl)<text:tab/>3</text:a></text:p>
          <text:p text:style-name="P54"><text:a xlink:type="simple" xlink:href="#__RefHeading__1128_29625337" text:style-name="Index_20_Link" text:visited-style-name="Index_20_Link">String Operations<text:tab/>3</text:a></text:p>
          <text:p text:style-name="P54"><text:a xlink:type="simple" xlink:href="#__RefHeading__1359_235642581" text:style-name="Index_20_Link" text:visited-style-name="Index_20_Link">Troubleshooting xCode<text:tab/>3</text:a></text:p>
          <text:p text:style-name="P54"><text:a xlink:type="simple" xlink:href="#__RefHeading__1361_235642581" text:style-name="Index_20_Link" text:visited-style-name="Index_20_Link">Temp<text:tab/>3</text:a></text:p>
          <text:p text:style-name="P54"><text:a xlink:type="simple" xlink:href="#__RefHeading__1363_235642581" text:style-name="Index_20_Link" text:visited-style-name="Index_20_Link">Objective c Code Snippets<text:tab/>4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2"><text:a xlink:type="simple" xlink:href="http://codewithchris.com/how-to-make-an-iphone-app/">http://codewithchris.com/how-to-make-an-iphone-app/</text:a></text:p>
      <text:p text:style-name="P23"><text:a xlink:type="simple" xlink:href="http://codewithchris.com/6-creating-the-user-interface-auto-layout/">http://codewithchris.com/6-creating-the-user-interface-auto-layout/</text:a> <text:span text:style-name="T20">(X)</text:span></text:p>
      <text:p text:style-name="P23"/>
      <text:h text:style-name="P86" text:outline-level="3"><text:bookmark-start text:name="__RefHeading__856_235642581"/>Grundlagen<text:bookmark-end text:name="__RefHeading__856_235642581"/></text:h>
      <text:p text:style-name="P50"><text:a xlink:type="simple" xlink:href="http://ios-blog.co.uk/featured-posts/introduction-to-swift-programming-for-beginners/">http://ios-blog.co.uk/featured-posts/introduction-to-swift-programming-for-beginners/</text:a></text:p>
      <text:p text:style-name="P50"><text:a xlink:type="simple" xlink:href="http://ios-blog.co.uk/tutorials/developing-ios-apps-using-swift-part-1/">http://ios-blog.co.uk/tutorials/developing-ios-apps-using-swift-part-1/</text:a></text:p>
      <text:p text:style-name="P50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1">(X)</text:span></text:p>
      <text:p text:style-name="P50"><text:a xlink:type="simple" xlink:href="http://ios-blog.co.uk/tutorials/developing-ios8-apps-using-swift-part-3-best-practices/">http://ios-blog.co.uk/tutorials/developing-ios8-apps-using-swift-part-3-best-practices/</text:a></text:p>
      <text:p text:style-name="P50"/>
      <text:h text:style-name="Heading_20_3" text:outline-level="3"><text:bookmark-start text:name="__RefHeading__260_847739940"/>NavigationController <text:bookmark-end text:name="__RefHeading__260_847739940"/></text:h>
      <text:p text:style-name="P19">(Editor &gt;&gt; Embed &gt;&gt; …)</text:p>
      <text:p text:style-name="P19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 <text:span text:style-name="T22">(X)</text:span></text:p>
      <text:p text:style-name="P24"/>
      <text:h text:style-name="Heading_20_3" text:outline-level="3"><text:bookmark-start text:name="__RefHeading__858_235642581"/>Main View<text:bookmark-end text:name="__RefHeading__858_235642581"/></text:h>
      <text:p text:style-name="P24">Color Conversion</text:p>
      <text:p text:style-name="P24"><text:a xlink:type="simple" xlink:href="https://coderwall.com/p/dyqrfa/customize-navigation-bar-appearance-with-swift">https://coderwall.com/p/dyqrfa/customize-navigation-bar-appearance-with-swift</text:a> <text:span text:style-name="T22">(X)</text:span></text:p>
      <text:p text:style-name="P26"/>
      <text:p text:style-name="P25">Rounded Corners on Views</text:p>
      <text:p text:style-name="P25"><text:soft-page-break/><text:a xlink:type="simple" xlink:href="http://stackoverflow.com/questions/25591389/uiview-with-shadow-rounded-corners-and-custom-drawrect">http://stackoverflow.com/questions/25591389/uiview-with-shadow-rounded-corners-and-custom-drawrect</text:a> <text:span text:style-name="T22">(X)</text:span></text:p>
      <text:p text:style-name="P25"/>
      <text:p text:style-name="P19"/>
      <text:h text:style-name="Heading_20_3" text:outline-level="3"><text:bookmark-start text:name="__RefHeading__262_847739940"/>Webview<text:bookmark-end text:name="__RefHeading__262_847739940"/></text:h>
      <text:p text:style-name="P20">(Webview <text:span text:style-name="T6">erstellen, neue Klasse hinzufügen und verlinken, dann </text:span>markieren und „Referencing Outlets“ (+) vom rechten Menu (→) auf sich selbst in Klasse ziehen)</text:p>
      <text:p text:style-name="P21"><text:a xlink:type="simple" xlink:href="http://www.ioscreator.com/tutorials/webview-tutorial-in-ios8-with-swift">http://www.ioscreator.com/tutorials/webview-tutorial-in-ios8-with-swift</text:a> <text:span text:style-name="T22">(X)</text:span></text:p>
      <text:p text:style-name="P21"/>
      <text:h text:style-name="Heading_20_3" text:outline-level="3"><text:bookmark-start text:name="__RefHeading__1124_29625337"/>Progressbar<text:bookmark-end text:name="__RefHeading__1124_29625337"/></text:h>
      <text:p text:style-name="P38"><text:a xlink:type="simple" xlink:href="http://www.ioscreator.com/tutorials/progress-view-tutorial-in-ios8-with-swift">http://www.ioscreator.com/tutorials/progress-view-tutorial-in-ios8-with-swift</text:a></text:p>
      <text:p text:style-name="P38"><text:a xlink:type="simple" xlink:href="http://stackoverflow.com/questions/28147096/progressbar-webview-in-swift">http://stackoverflow.com/questions/28147096/progressbar-webview-in-swift</text:a></text:p>
      <text:p text:style-name="P40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41"><text:a xlink:type="simple" xlink:href="https://ioswift.wordpress.com/2014/07/03/uiwebview-in-swift/">https://ioswift.wordpress.com/2014/07/03/uiwebview-in-swift/</text:a> <text:span text:style-name="T12">(X)</text:span></text:p>
      <text:p text:style-name="P39"/>
      <text:h text:style-name="Heading_20_3" text:outline-level="3"><text:bookmark-start text:name="__RefHeading__1126_29625337"/>Header ausblenden <text:span text:style-name="T15">CSS3 Transition</text:span><text:bookmark-end text:name="__RefHeading__1126_29625337"/></text:h>
      <text:p text:style-name="P45"><text:a xlink:type="simple" xlink:href="http://stackoverflow.com/questions/4411306/css3-transition-of-background-color">http://stackoverflow.com/questions/4411306/css3-transition-of-background-color</text:a> <text:span text:style-name="T23">(X)</text:span></text:p>
      <text:p text:style-name="P45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46"><text:a xlink:type="simple" xlink:href="https://www.weheartswift.com/how-to-make-a-simple-table-view-with-ios-8-and-swift/">https://www.weheartswift.com/how-to-make-a-simple-table-view-with-ios-8-and-swift/</text:a></text:p>
      <text:p text:style-name="P46"/>
      <text:p text:style-name="P48"><text:a xlink:type="simple" xlink:href="https://www.youtube.com/watch?v=7cLXIWeXIWc&amp;feature=youtu.be">https://www.youtube.com/watch?v=7cLXIWeXIWc&amp;feature=youtu.be</text:a> (X)</text:p>
      <text:p text:style-name="P48"><text:a xlink:type="simple" xlink:href="https://github.com/arled/RSSwift">https://github.com/arled/RSSwift</text:a> (X)</text:p>
      <text:p text:style-name="P47"/>
      <text:h text:style-name="Heading_20_3" text:outline-level="3">Custom <text:span text:style-name="T24">Table </text:span>Header</text:h>
      <text:p text:style-name="P28"><text:a xlink:type="simple" xlink:href="http://www.ioscreator.com/tutorials/customizing-header-footer-table-view-ios8-swift">http://www.ioscreator.com/tutorials/customizing-header-footer-table-view-ios8-swift</text:a></text:p>
      <text:p text:style-name="P28"/>
      <text:h text:style-name="Heading_20_3" text:outline-level="3"><text:bookmark-start text:name="__RefHeading__862_235642581"/>RSS Reader<text:bookmark-end text:name="__RefHeading__862_235642581"/></text:h>
      <text:p text:style-name="P28"><text:a xlink:type="simple" xlink:href="https://github.com/arled/RSSwift">https://github.com/arled/RSSwift</text:a> <text:span text:style-name="T19">(X)</text:span></text:p>
      <text:p text:style-name="P28"/>
      <text:h text:style-name="Heading_20_3" text:outline-level="3"><text:bookmark-start text:name="__RefHeading__864_235642581"/>JSON<text:bookmark-end text:name="__RefHeading__864_235642581"/></text:h>
      <text:p text:style-name="P51">Itunes</text:p>
      <text:p text:style-name="P51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19">(X)</text:span></text:p>
      <text:p text:style-name="P51"/>
      <text:h text:style-name="Heading_20_3" text:outline-level="3">htmlAttributed Text</text:h>
      <text:p text:style-name="P52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 <text:span text:style-name="T19">(X)</text:span></text:p>
      <text:p text:style-name="P52"/>
      <text:p text:style-name="P51"><text:soft-page-break/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43"><text:a xlink:type="simple" xlink:href="http://stackoverflow.com/questions/24475792/how-to-use-pull-to-refresh-in-swift">http://stackoverflow.com/questions/24475792/how-to-use-pull-to-refresh-in-swift</text:a> (X) </text:p>
      <text:p text:style-name="P43">→ NewsList <text:span text:style-name="T14">activate 'refresh' in UI, add functions and call</text:span></text:p>
      <text:p text:style-name="P42"/>
      <text:h text:style-name="Heading_20_3" text:outline-level="3"><text:bookmark-start text:name="__RefHeading__1128_29625337"/>String Operations<text:bookmark-end text:name="__RefHeading__1128_29625337"/>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7"><text:line-break/><text:span text:style-name="T8">Reset Xcode Config</text:span></text:p>
      <text:p text:style-name="P27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7"/>
      <text:p text:style-name="P34">Code Completion</text:p>
      <text:p text:style-name="P28"><text:a xlink:type="simple" xlink:href="http://stackoverflow.com/questions/25883905/xcode-6-swift-code-completion-not-working">http://stackoverflow.com/questions/25883905/xcode-6-swift-code-completion-not-working</text:a></text:p>
      <text:p text:style-name="P28"/>
      <text:p text:style-name="P34">Other</text:p>
      <text:p text:style-name="P27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7"><text:a xlink:type="simple" xlink:href="http://www.raywenderlich.com/81879/storyboards-tutorial-swift-part-1">http://www.raywenderlich.com/81879/storyboards-tutorial-swift-part-1</text:a></text:p>
      <text:p text:style-name="P27"><text:a xlink:type="simple" xlink:href="http://www.raywenderlich.com/81880/storyboards-tutorial-swift-part-2">http://www.raywenderlich.com/81880/storyboards-tutorial-swift-part-2</text:a></text:p>
      <text:p text:style-name="P27"/>
      <text:p text:style-name="P27"><text:a xlink:type="simple" xlink:href="https://www.youtube.com/watch?v=AQXWsDNno8o">https://www.youtube.com/watch?v=AQXWsDNno8o</text:a></text:p>
      <text:p text:style-name="P27"/>
      <text:h text:style-name="Heading_20_3" text:outline-level="3">Common</text:h>
      <text:h text:style-name="P87" text:outline-level="3"/>
      <text:p text:style-name="P84">SQLite Command Line</text:p>
      <text:p text:style-name="P84"><text:a xlink:type="simple" xlink:href="https://www.sqlite.org/cli.html">https://www.sqlite.org/cli.html</text:a></text:p>
      <text:p text:style-name="P84"/>
      <text:p text:style-name="P84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</text:a><text:soft-page-break/><text:a xlink:type="simple" xlink:href="https://developer.appcelerator.com/question/152243/how-to-extract-an-image-src-from-rss-feed-node">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7"/>
      <text:h text:style-name="Heading_20_3" text:outline-level="3"><text:bookmark-start text:name="__RefHeading__1363_235642581"/><text:span text:style-name="T18">Objective c</text:span> Code <text:span text:style-name="T18">Snippets</text:span>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5">UIBarButtonItem with a custom image</text:p>
      <text:p text:style-name="P15"><text:a xlink:type="simple" xlink:href="http://www.appgroup.co.uk/adding-a-uibarbuttonitem-with-a-custom-image/">http://www.appgroup.co.uk/adding-a-uibarbuttonitem-with-a-custom-image/</text:a></text:p>
      <text:p text:style-name="P15"/>
      <text:p text:style-name="P17">Actitivity Indicator</text:p>
      <text:p text:style-name="P17"><text:a xlink:type="simple" xlink:href="http://www.ioscreator.com/tutorials/activity-indicator-tutorial-ios8-swift">http://www.ioscreator.com/tutorials/activity-indicator-tutorial-ios8-swift</text:a></text:p>
      <text:p text:style-name="P17"/>
      <text:p text:style-name="P18">MVC Concept</text:p>
      <text:p text:style-name="P18"><text:a xlink:type="simple" xlink:href="http://codewithchris.com/how-to-make-iphone-apps-mvc-one-pattern-to-rule-them-all/">http://codewithchris.com/how-to-make-iphone-apps-mvc-one-pattern-to-rule-them-all/</text:a></text:p>
      <text:p text:style-name="P83"/>
      <text:p text:style-name="P16">2 Dos <text:span text:style-name="T17">iOS</text:span></text:p>
      <text:p text:style-name="P49"/>
      <text:p text:style-name="P10"/>
      <text:p text:style-name="P10">Website</text:p>
      <text:list xml:id="list429700493954170761" text:style-name="L1">
        <text:list-item>
          <text:p text:style-name="P55">Ladebalken einfügen <text:span text:style-name="T29">[ok]</text:span></text:p>
        </text:list-item>
        <text:list-item>
          <text:p text:style-name="P55">Website-Header ausblenden <text:span text:style-name="T29">[ok]</text:span></text:p>
        </text:list-item>
        <text:list-item>
          <text:p text:style-name="P55">Website-Header-Menu in Navigationsbar übernehmen <text:span text:style-name="T37">[%]</text:span></text:p>
        </text:list-item>
      </text:list>
      <text:p text:style-name="P9"/>
      <text:p text:style-name="P7"><text:span text:style-name="T3">Katalog</text:span><text:span text:style-name="T1"> </text:span></text:p>
      <text:p text:style-name="P7"><text:span text:style-name="T1">→ </text:span>Primo</text:p>
      <text:list xml:id="list2623722358872148129" text:style-name="L2">
        <text:list-item>
          <text:p text:style-name="P56"><text:soft-page-break/>Ladebalken einfügen <text:span text:style-name="T29">[ok]</text:span></text:p>
        </text:list-item>
        <text:list-item>
          <text:p text:style-name="P56">Primo-Header ausblenden <text:span text:style-name="T29">[ok]</text:span></text:p>
        </text:list-item>
      </text:list>
      <text:p text:style-name="P9"/>
      <text:p text:style-name="P7"><text:span text:style-name="T2">Aktuelles</text:span> </text:p>
      <text:p text:style-name="P7">→ News</text:p>
      <text:list xml:id="list7378313182822949856" text:style-name="L3">
        <text:list-item>
          <text:p text:style-name="P57">Ladebalken einfügen ?</text:p>
        </text:list-item>
        <text:list-item>
          <text:p text:style-name="P60">Ansicht der Listenelemente verbessern, sinnvolle Aktion wählen <text:span text:style-name="T29">[ok]</text:span></text:p>
        </text:list-item>
        <text:list-item>
          <text:p text:style-name="P61">Voransicht <text:span text:style-name="T33">und </text:span><text:span text:style-name="T31">[ok]</text:span><text:span text:style-name="T33"> </text:span></text:p>
        </text:list-item>
        <text:list-item>
          <text:p text:style-name="P62">Detailansicht <text:span text:style-name="T29">[ok]</text:span></text:p>
        </text:list-item>
        <text:list-item>
          <text:p text:style-name="P60">Detailansicht der Listenelemente überarbeiten</text:p>
        </text:list-item>
      </text:list>
      <text:p text:style-name="P7"/>
      <text:p text:style-name="P7"><text:span text:style-name="T2">Statistik</text:span> </text:p>
      <text:p text:style-name="P7">→ Freie Plätze</text:p>
      <text:list xml:id="list2926429729210338279" text:style-name="L4">
        <text:list-item>
          <text:p text:style-name="P58">Ladebalken einfügen</text:p>
        </text:list-item>
        <text:list-item>
          <text:p text:style-name="P63">bisher statisch, Funktionen implementieren <text:span text:style-name="T30">[ok]</text:span></text:p>
        </text:list-item>
      </text:list>
      <text:p text:style-name="P14"/>
      <text:p text:style-name="P11">Einstellungen</text:p>
      <text:list xml:id="list6883747172153987551" text:style-name="L5">
        <text:list-item>
          <text:p text:style-name="P64">fehlt noch</text:p>
        </text:list-item>
      </text:list>
      <text:p text:style-name="P44"/>
      <text:p text:style-name="P12">Datenbank</text:p>
      <text:list xml:id="list160724741170920" text:continue-numbering="true" text:style-name="L5">
        <text:list-item>
          <text:p text:style-name="P65">Testeingaben un<text:span text:style-name="T35">d</text:span> Abruf<text:span text:style-name="T36"> </text:span><text:span text:style-name="T29">[ok]</text:span></text:p>
        </text:list-item>
        <text:list-item>
          <text:p text:style-name="P66">Datenbank anlegen</text:p>
        </text:list-item>
        <text:list-item>
          <text:p text:style-name="P66">Routinen implementieren</text:p>
        </text:list-item>
        <text:list-item>
          <text:p text:style-name="P66"/>
        </text:list-item>
      </text:list>
      <text:p text:style-name="P14"/>
      <text:p text:style-name="P11">Allgemein</text:p>
      <text:list xml:id="list4209599263526901345" text:style-name="L6">
        <text:list-item>
          <text:p text:style-name="P59"><text:span text:style-name="T4">Methoden zur </text:span>Netzwerkprüfung, -<text:span text:style-name="T4">verfügbarkeit </text:span><text:span text:style-name="T29">[ok]</text:span></text:p>
        </text:list-item>
        <text:list-item>
          <text:p text:style-name="P67">Logo in Kopfzeile<text:span text:style-name="T36"> </text:span><text:span text:style-name="T29">[ok]</text:span></text:p>
        </text:list-item>
        <text:list-item>
          <text:p text:style-name="P68">Button für Einstellungen in Kopfzeile</text:p>
        </text:list-item>
        <text:list-item>
          <text:p text:style-name="P69">Start-Icon erstellen <text:span text:style-name="T29">[ok]</text:span></text:p>
        </text:list-item>
        <text:list-item>
          <text:p text:style-name="P70">Layout für iPad bzw. Queransich<text:span text:style-name="T25">t</text:span></text:p>
        </text:list-item>
        <text:list-item>
          <text:p text:style-name="P71">CellImage in News Liste (Voransicht) → entweder nach Typ (versch. Farben) oder das erste Bild anzeigen, ebenfalls rund</text:p>
        </text:list-item>
        <text:list-item>
          <text:p text:style-name="P72">Design: Runde Menu Elemente → Material Design, <text:span text:style-name="T28">Flat [</text:span><text:span text:style-name="T32">vorbereitet</text:span><text:span text:style-name="T28">, ok] </text:span></text:p>
        </text:list-item>
      </text:list>
      <text:p text:style-name="P8"/>
      <text:p text:style-name="P8"/>
      <text:p text:style-name="P13">2Dos Android</text:p>
      <text:list xml:id="list5157954199136015232" text:style-name="L7">
        <text:list-item>
          <text:p text:style-name="P73">RSS <text:span text:style-name="T16">Abruf für News </text:span>implementieren</text:p>
        </text:list-item>
        <text:list-item>
          <text:p text:style-name="P74">Detailansicht für News implementieren?</text:p>
        </text:list-item>
        <text:list-item>
          <text:p text:style-name="P73">JSON <text:span text:style-name="T16">Abruf für freie Plätze </text:span>implementieren</text:p>
        </text:list-item>
        <text:list-item>
          <text:p text:style-name="P73">Einstellungen überdenken (schnellere Ladezeiten, Angabe der Anzahl noch nötig?)</text:p>
        </text:list-item>
        <text:list-item>
          <text:p text:style-name="P75">Bugs beseitigen, die zum Absturz führen</text:p>
          <text:p text:style-name="P75"/>
        </text:list-item>
        <text:list-item>
          <text:p text:style-name="P76">Sprachsteuerung implementieren? →<text:span text:style-name="T27"> Anregung Herr Benz</text:span></text:p>
          <text:list>
            <text:list-item>
              <text:p text:style-name="P77">vereinfachte Funktion: VoiceToText für Primo Schlitz <text:span text:style-name="T29">[ok]</text:span></text:p>
            </text:list-item>
          </text:list>
        </text:list-item>
        <text:list-item>
          <text:p text:style-name="P78">Chat implementieren? →<text:span text:style-name="T26"> Mibew v2.0.2 alpha (seit 22.01.2015 auch responsiv)</text:span></text:p>
        </text:list-item>
        <text:list-item>
          <text:p text:style-name="P79">Schulungsangebot aus Portal2 darstellen</text:p>
        </text:list-item>
        <text:list-item>
          <text:p text:style-name="P80">Bibliotheksspiel <text:span text:style-name="T34">integrier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3-24T16:07:23.717677000</dc:date>
    <meta:editing-duration>P5DT4H39M34S</meta:editing-duration>
    <meta:editing-cycles>122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61" meta:word-count="465" meta:character-count="6738" meta:non-whitespace-character-count="6459"/>
  </office:meta>
</office:document-meta>
</file>